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 office:value-type="float" office:value="7641" calcext:value-type="float">
            <text:p>7641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 office:value-type="float" office:value="8407" calcext:value-type="float">
            <text:p>8407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 office:value-type="float" office:value="9303" calcext:value-type="float">
            <text:p>9303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 office:value-type="float" office:value="10962" calcext:value-type="float">
            <text:p>10962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9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45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/00/0000</text:date>, <text:time style:data-style-name="N2" text:time-value="22:46:55.38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1-21T22:51:08.831000000</dc:date>
    <meta:editing-duration>PT16H51M4S</meta:editing-duration>
    <meta:editing-cycles>239</meta:editing-cycles>
    <meta:generator>LibreOffice/7.2.5.2$Windows_X86_64 LibreOffice_project/499f9727c189e6ef3471021d6132d4c694f357e5</meta:generator>
    <meta:document-statistic meta:table-count="1" meta:cell-count="6267" meta:object-count="0"/>
  </office:meta>
</office:document-meta>
</file>